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esapea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09">
            <text:p>120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17">
            <text:p>91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675">
            <text:p>3675</text:p>
          </table:table-cell>
          <table:table-cell table:style-name="ce22" office:value-type="float" office:value="171">
            <text:p>1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8">
            <text:p>75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37">
            <text:p>63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06">
            <text:p>206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64">
            <text:p>3064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38">
            <text:p>5138</text:p>
          </table:table-cell>
          <table:table-cell table:style-name="ce22" office:value-type="float" office:value="294">
            <text:p>29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813">
            <text:p>8813</text:p>
          </table:table-cell>
          <table:table-cell table:style-name="ce22" office:value-type="float" office:value="465">
            <text:p>46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